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4c88" officeooo:paragraph-rsid="00034c88"/>
    </style:style>
    <style:style style:name="T1" style:family="text">
      <style:text-properties officeooo:rsid="0003cc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little project to create a CI/CD process of Python application. In the Jenkinsfile, these code describes a Pipeline of the process<text:span text:style-name="T1">ion</text:span>. Jenkins will automatically check out from version control system since we already set up the configuration in Jenkins. Then the first step is to do checkstyle of the code. Docker will pull a image called “clburlison/pylint”, it includes “pylint” library therefore the bash command “pylint sources/calc.py || true” can be run in this image, “|| true” is necessary is because we do not want the system catches the error returned by “pylint”. The next step is to compile the code into binary code. <text:span text:style-name="T1">Stage “Test” is for unit testing of the application. After running the bash command, the procedure comes to the “post” section. It has condition “always”, means no matter what output of the bash command, this section will always been executed, which is provide a report of testing result. The final stage is called “Deliver”. It will bundle the “add2vals.py” into a single standalone executable file. If this step is success, it will archive the build artifacts so that they <text:s/>can be downloaded later. Archived files will be accessible from the Jenkins web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4:55:23.892330194</meta:creation-date>
    <meta:generator>LibreOffice/5.1.6.2$Linux_X86_64 LibreOffice_project/10m0$Build-2</meta:generator>
    <dc:date>2019-05-21T15:30:16.510304953</dc:date>
    <meta:editing-duration>PT9M24S</meta:editing-duration>
    <meta:editing-cycles>1</meta:editing-cycles>
    <meta:document-statistic meta:table-count="0" meta:image-count="0" meta:object-count="0" meta:page-count="1" meta:paragraph-count="1" meta:word-count="199" meta:character-count="1199" meta:non-whitespace-character-count="1000"/>
  </office:meta>
</office:document-meta>
</file>